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fo:letter-spacing="-0.007cm" fo:font-style="normal" officeooo:rsid="0010c812" style:font-style-asian="normal" style:font-style-complex="normal"/>
    </style:style>
    <style:style style:name="T4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7" style:family="text">
      <style:text-properties style:text-position="-6% 100%" fo:font-style="normal" style:font-style-asian="normal" style:font-style-complex="normal"/>
    </style:style>
    <style:style style:name="T48" style:family="text">
      <style:text-properties fo:color="#000000" fo:letter-spacing="0.004cm" fo:font-style="normal" style:font-style-asian="normal" style:font-style-complex="normal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color="#000000" fo:letter-spacing="-0.007cm" fo:font-style="normal" officeooo:rsid="00105b3d" style:font-style-asian="normal" style:font-style-complex="normal"/>
    </style:style>
    <style:style style:name="T5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e00d8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officeooo:rsid="004a1d8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573e39" style:font-size-asian="8pt" style:font-size-complex="8pt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text-input text:description="&lt;'Genérico' in line.product_id.name and line.move_id.name or line.product_id.name&gt;">123456789012345678901234567890123045</text:text-input><text:span text:style-name="T65"><text:text-input text:description="&lt;if test=&quot;print_serial_number and line.lot_id&quot;&gt;">if</text:text-input></text:span><text:span text:style-name="T65"><text:s/>- </text:span><text:span text:style-name="T57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573e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<text:s/>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8">Recibí Conforme</text:span>:</text:p>
              <text:p text:style-name="MP45"><text:span text:style-name="MT58">Fecha</text:span>: <text:s/><text:span text:style-name="MT60"><text:s text:c="5"/>/ <text:s text:c="5"/>/ <text:s text:c="5"/></text:span></text:p>
              <text:p text:style-name="MP45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3-10T14:14:29.204405949</dc:date>
    <meta:editing-duration>P2DT17H31M52S</meta:editing-duration>
    <meta:editing-cycles>373</meta:editing-cycles>
    <meta:generator>LibreOffice/6.0.7.3$Linux_X86_64 LibreOffice_project/00m0$Build-3</meta:generator>
    <meta:document-statistic meta:table-count="6" meta:image-count="0" meta:object-count="0" meta:page-count="1" meta:paragraph-count="54" meta:word-count="266" meta:character-count="1698" meta:non-whitespace-character-count="1462"/>
  </office:meta>
</office:document-meta>
</file>